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cholars</text:p>
          </table:table-cell>
          <table:table-cell office:value-type="string" calcext:value-type="string">
            <text:p>Schools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2]*[.B2]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A3]*[.B3]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.A4]*[.B4]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A5]*[.B5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A6]*[.B6]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A7]*[.B7]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A8]*[.B8]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A9]*[.B9]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A10]*[.B10]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A11]*[.B11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C2:.C11])" office:value-type="float" office:value="680" calcext:value-type="float">
            <text:p>680</text:p>
          </table:table-cell>
          <table:table-cell office:value-type="float" office:value="6236" calcext:value-type="float">
            <text:p>62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2]*[.D12]*[.E12]*[.F12]" office:value-type="float" office:value="12721440" calcext:value-type="float">
            <text:p>12721440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table:number-columns-repeated="6"/>
          <table:table-cell table:formula="of:=[.G12]/60/60" office:value-type="float" office:value="3533.73333333333" calcext:value-type="float">
            <text:p>3533,73333333333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table:number-columns-repeated="6"/>
          <table:table-cell table:formula="of:=[.G13]/24" office:value-type="float" office:value="147.238888888889" calcext:value-type="float">
            <text:p>147,238888888889</text:p>
          </table:table-cell>
          <table:table-cell office:value-type="string" calcext:value-type="string">
            <text:p>Day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D12]" office:value-type="float" office:value="6236" calcext:value-type="float">
            <text:p>6236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3" calcext:value-type="float">
            <text:p>3</text:p>
          </table:table-cell>
          <table:table-cell table:formula="of:=[.C16]*[.D16]*[.E16]*[.F16]" office:value-type="float" office:value="18708" calcext:value-type="float">
            <text:p>187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table:number-columns-repeated="6"/>
          <table:table-cell table:formula="of:=[.G16]/60/60" office:value-type="float" office:value="5.19666666666667" calcext:value-type="float">
            <text:p>5,19666666666667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table:number-columns-repeated="6"/>
          <table:table-cell table:formula="of:=[.G17]/24" office:value-type="float" office:value="0.216527777777778" calcext:value-type="float">
            <text:p>0,216527777777778</text:p>
          </table:table-cell>
          <table:table-cell office:value-type="string" calcext:value-type="string">
            <text:p>Day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ar" style:country-complex="OM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.00.0000</text:date>, <text:time style:data-style-name="N2" text:time-value="03:34:23.86938987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03:01:57.799771355</meta:creation-date>
    <dc:date>2016-10-28T04:03:12.628755154</dc:date>
    <meta:editing-duration>PT31M11S</meta:editing-duration>
    <meta:editing-cycles>4</meta:editing-cycles>
    <meta:generator>LibreOffice/5.2.1.2$Linux_X86_64 LibreOffice_project/31dd62db80d4e60af04904455ec9c9219178d620</meta:generator>
    <meta:document-statistic meta:table-count="1" meta:cell-count="52" meta:object-count="0"/>
  </office:meta>
</office:document-meta>
</file>